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04b3" officeooo:paragraph-rsid="001e04b3"/>
    </style:style>
    <style:style style:name="P2" style:family="paragraph" style:parent-style-name="Text_20_body">
      <style:text-properties officeooo:rsid="001eea07" officeooo:paragraph-rsid="001eea07"/>
    </style:style>
    <style:style style:name="P3" style:family="paragraph" style:parent-style-name="Text_20_body">
      <style:text-properties officeooo:rsid="001f44b1" officeooo:paragraph-rsid="001f44b1"/>
    </style:style>
    <style:style style:name="P4" style:family="paragraph" style:parent-style-name="Text_20_body">
      <style:text-properties officeooo:rsid="002033e5" officeooo:paragraph-rsid="002033e5"/>
    </style:style>
    <style:style style:name="P5" style:family="paragraph" style:parent-style-name="Text_20_body">
      <style:text-properties officeooo:rsid="00222d02" officeooo:paragraph-rsid="00222d02"/>
    </style:style>
    <style:style style:name="P6" style:family="paragraph" style:parent-style-name="Text_20_body">
      <style:text-properties officeooo:rsid="0025e1ae" officeooo:paragraph-rsid="0025e1ae"/>
    </style:style>
    <style:style style:name="P7" style:family="paragraph" style:parent-style-name="Text_20_body">
      <style:text-properties officeooo:rsid="0026a1dc" officeooo:paragraph-rsid="0026a1dc"/>
    </style:style>
    <style:style style:name="P8" style:family="paragraph" style:parent-style-name="Text_20_body">
      <style:text-properties officeooo:rsid="002701be" officeooo:paragraph-rsid="002701be"/>
    </style:style>
    <style:style style:name="P9" style:family="paragraph" style:parent-style-name="Text_20_body">
      <style:text-properties officeooo:rsid="0027e432" officeooo:paragraph-rsid="0027e432"/>
    </style:style>
    <style:style style:name="P10" style:family="paragraph" style:parent-style-name="Text_20_body">
      <style:text-properties officeooo:rsid="002823a0" officeooo:paragraph-rsid="002823a0"/>
    </style:style>
    <style:style style:name="P11" style:family="paragraph" style:parent-style-name="Heading_20_2">
      <style:text-properties officeooo:rsid="002560c4" officeooo:paragraph-rsid="002560c4"/>
    </style:style>
    <style:style style:name="P12" style:family="paragraph" style:parent-style-name="Heading_20_2">
      <style:text-properties officeooo:rsid="002560c4" officeooo:paragraph-rsid="0025e1ae"/>
    </style:style>
    <style:style style:name="P13" style:family="paragraph" style:parent-style-name="Heading_20_1">
      <style:text-properties officeooo:rsid="001d11f6" officeooo:paragraph-rsid="001d11f6"/>
    </style:style>
    <style:style style:name="T1" style:family="text">
      <style:text-properties officeooo:rsid="001fc923"/>
    </style:style>
    <style:style style:name="T2" style:family="text">
      <style:text-properties officeooo:rsid="0020c2ec"/>
    </style:style>
    <style:style style:name="T3" style:family="text">
      <style:text-properties officeooo:rsid="00235775"/>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28ea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Skript na podporu registrace morfologických rysů</text:h>
      <text:p text:style-name="P1">Problém: Uživatel chce nadiktovat, jaké kombinace rysů, hodnot a UPOS značek jsou v daném jazyce povolené, ale neuvědomí si, že cizí treebanky téhož jazyka používají některé rysy, které on chce zakázat. Může se tak stát, že svým rozhodnutím způsobí <text:span text:style-name="T6">neplatnost</text:span> cizích dat, která předtím byla považovaná za validní.</text:p>
      <text:p text:style-name="P2">Chtěli bychom, aby bylo možné takové situace okamžitě detekovat a uživatele přinejmenším varovat.</text:p>
      <text:h text:style-name="P11" text:outline-level="2">Na požádání uživateli ukázat, jaké hodnoty rysu se v jakých treebancích používají</text:h>
      <text:p text:style-name="P3">Problém je, že kontrola obsahu treebanků nějakou dobu trvá. Proběhnout větší treebank zabere klidně i víc než minutu, navíc některé jazyky mají třeba i 8 treebanků. <text:span text:style-name="T1">Předpočítat se to dost dobře nedá, protože těch věcí, které bychom mohli chtít hledat, je strašně moc. Leda bychom snad mohli cachovat to, co už se našlo a dotyčná data se od té doby nezměnila. Takže uživatel na webu může říct, že to chce, ale asi se to bude muset počítat nějak asynchronně.</text:span></text:p>
      <text:p text:style-name="P4">Uživatel řekne, který rys ho zajímá pro který jazyk. Nebude se ptát na konkrétní hodnotu rysu; budou se hledat všechny výskyty s libovolnou hodnotou. Takže kód jazyka a název rysu nám jednoznačně identifikují, o jaký požadavek a výpočet se jedná, např. „cs-Case“. <text:span text:style-name="T2">Ve smluvené složce na questu tedy může být soubor cs-Case.log, kde bude zaznamenán průběh výpočtu, a třeba cs-Case.out, kde budou nějak zaznamenané nalezené výskyty. Na začátku logu bude časová známka, kdy výpočet začal. Pokud na konci nebude napsáno, že výpočet skončil, bude se předpokládat, že ještě běží, a případný nový požadavek bude čekat na ten samý výpočet, místo aby spustil nový. Pokud by ale log vykazoval příliš dlouhou dobu neaktivity (dejme tomu 15 minut od poslední zaznamenané akce), měli bychom předpokládat, že výpočet nějakým způsobem havaroval, a spustit nový. Asi bychom pro tento případ měli znát i id procesu, který měl původní výpočet na starosti, a případně se pokusit tento proces ukončit. Pokud jde o zobrazování postupu výpočtu, můžeme se inspirovat u vyhodnocovadla shared tasku v parsingu EUD, kde jsem nechal stránku pravidelně aktualizovat a načítat další části logu.</text:span></text:p>
      <text:p text:style-name="P5">Teoreticky se může stát, že se nám treebank změní pod rukama v době, kdy ho budeme procházet, protože někdo nahraje novou verzi na Github, ten upozorní questa a ten spustí jiný proces, kterým se treebank aktualizuje. Klidně to může způsobit ten samý uživatel, který jednak upravuje dokumentaci a jednak se hrabe v datech. Asi to ale nemusíme nutně řešit, důsledky nejsou fatální, zejména pokud uživateli umožníme, aby výslovně požádal o nové výsledky, které nebudou z cache.</text:p>
      <text:p text:style-name="P5">Jaký potřebujeme výstup? V minimalistické verzi alespoň seznam používaných hodnot daného rysu pro každý treebank daného jazyka. V lepší verzi i s frekvencemi. V ještě lepší verzi rozdělit podle UPOS značek a pro každou kombinaci také ukázat příklady slov, se kterými se vyskytla nejčastěji. No a maximum by asi bylo umožnit nějak skákat přímo do korpusu a pomocí Udapi vizualizovat kontext. <text:span text:style-name="T3">Výskytů ale může být docela hodně. Na disku na questu je možná můžeme mít nachystané (z Udapi) všechny, ale přes web bychom asi měli jejich počet omezit a případně nabídnout odkaz na další stránku. Pokud je budeme mít na questu nachystané všechny, bude potřeba je rozčlenit podle </text:span><text:soft-page-break/><text:span text:style-name="T3">hodnoty, značky UPOS, případně taky podle treebanku, ve kterém se vyskytly (nebo alespoň být schopen ten treebank uvést, když příklad zobrazuju).</text:span></text:p>
      <text:p text:style-name="P10">Ve výstupu pro uživatele (na webu) by se hodily i odkazy na obdobnou statistiku pro další jazyky. Jako obvykle příbuzné jazyky první, a rovnou asi i upozornit, ve kterých z nich je vůbec daný rys momentálně povolen.</text:p>
      <text:p text:style-name="P6">Rozhodnout, zda je možné použít nacachovaný výsledek (když ho uživatel výslovně nezakáže), znamená, že musíme alespoň zkontrolovat lokální klony všech zúčastněných treebanků, zjistit čas poslední modifikace všech CoNLL-U souborů v nich (čas posledního commitu by nám nepomohl, protože push na Github a pull na quest mohl nastat až jindy) a porovnat ho s časem, kdy jsme <text:span text:style-name="T4">začínali</text:span><text:span text:style-name="T5"> sbírat poslední nacachovanou zprávu. Pokud alespoň jeden z těchto souborů je novější, budeme potřebovat i nově přepočítanou zprávu. I zde ale musíme především zjistit, zda poslední spuštěný výpočet už doběhl, a pokud ne, tak na něj počkat.</text:span></text:p>
      <text:h text:style-name="P12" text:outline-level="2">Víc než jen ukázat: zakázat commit?</text:h>
      <text:p text:style-name="P6">Kromě toho, že se uživatel sám zodpovědně zeptá, kde všude se která hodnota používá, bychom taky mohli sami provést kontrolu ve chvíli, kdy se pokusí nějakou kombinaci rys-hodnota-UPOS zakázat. Bohužel ho to bude zdržovat, pokud výsledky už nejsou v cachi a on na ně bude muset čekat. Asi ale nechceme jít tak daleko, abychom mu nedovolili změnu, kvůli které se v nějakém treebanku objeví chyby, protože on taky mohl mít v úmyslu tyto chyby následně opravit, čili chtěl, aby mu je validátor nahlásil.</text:p>
      <text:p text:style-name="P7">Další možnost je, že pokud někdo zakáže rys, o kterém víme, že se alespoň v jednom treebanku používá, tak ho v dokumentaci neoznačíme hned za nepovolený, ale za odbourávaný, a validátor by pak místo chyb hlásil jen varování. Není ale jasné, jak by se automaticky zjistilo (tj. kdo a kdy dá impuls to překontrolovat), že už žádný treebank danou kombinaci neobsahuje a můžeme ji překlasifikovat jako chybu.</text:p>
      <text:h text:style-name="P12" text:outline-level="2">A co zprzněná dokumentace v docs?</text:h>
      <text:p text:style-name="P8">Problém je, že rys může někdo nechtěně zakázat i tím, že změní dokumentaci. Tam by bylo potřeba nějak rozchodit Travise a určitě bychom měli nahlásit nebo rovnou zablokovat alespoň takový commit, který do dokumentace zavleče chybu co do očekávaného formátu.</text:p>
      <text:p text:style-name="P8">Kromě toho se ale může stát, že někdo způsobí škodu i úpravou, kde žádné formální chyby nejsou. Například Stella omylem editovala globální dokumentaci Gender místo své řecké a smazala hodnotu „Com“, což uškodilo mnoha jazykům, které tuto hodnotu používají. Tady by skoro stálo za úvahu, zda dokumentaci globálních rysů běžným uživatelům neznemožnit nebo ji alespoň okamžitě nebonzovat.</text:p>
      <text:p text:style-name="P9">Obecně (i v jazykově specifické dokumentaci) bychom se mohli pokusit blokovat commity, které vyřadí z provozu nějakou hodnotu, která je ale zatím na questu pro daný jazyk povolen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2-10-18T20:10:49.421000000</meta:creation-date>
    <dc:date>2023-10-25T13:41:42.807000000</dc:date>
    <dc:creator>Daniel Zeman</dc:creator>
    <meta:editing-duration>PT1H31M4S</meta:editing-duration>
    <meta:editing-cycles>17</meta:editing-cycles>
    <meta:generator>LibreOffice/5.3.1.2$Windows_X86_64 LibreOffice_project/e80a0e0fd1875e1696614d24c32df0f95f03deb2</meta:generator>
    <meta:document-statistic meta:table-count="0" meta:image-count="0" meta:object-count="0" meta:page-count="2" meta:paragraph-count="17" meta:word-count="962" meta:character-count="6076" meta:non-whitespace-character-count="5131"/>
  </office:meta>
</office:document-meta>
</file>